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466cm" fo:min-width="3.056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1.278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2.548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fo:min-height="0.476cm" fo:min-width="0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07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.478cm" fo:min-width="0cm"/>
    </style:style>
    <style:style style:name="gr7" style:family="graphic" style:parent-style-name="standard">
      <style:graphic-properties svg:stroke-width="0.05cm" draw:marker-start-width="0.275cm" draw:marker-end-width="0.275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="solid" draw:fill-color="#ff420e" draw:textarea-horizontal-align="justify" draw:textarea-vertical-align="middle" draw:auto-grow-height="false" fo:min-height="1.782cm" fo:min-width="2.548cm"/>
    </style:style>
    <style:style style:name="gr9" style:family="graphic" style:parent-style-name="objectwithoutfill">
      <style:graphic-properties svg:stroke-width="0.05cm" draw:marker-start="Arrow" draw:marker-start-width="0.278cm" draw:marker-end="Arrow" draw:marker-end-width="0.278cm" draw:fill="none" draw:textarea-vertical-align="middle" fo:padding-top="0.15cm" fo:padding-bottom="0.533cm" fo:padding-left="0.275cm" fo:padding-right="0.275cm"/>
    </style:style>
    <style:style style:name="gr10" style:family="graphic" style:parent-style-name="objectwithoutfill">
      <style:graphic-properties svg:stroke-width="0.05cm" draw:marker-start-width="0.278cm" draw:marker-end="Arrow" draw:marker-end-width="0.278cm" draw:fill="none" draw:textarea-vertical-align="middle" fo:padding-top="0.15cm" fo:padding-bottom="0.533cm" fo:padding-left="0.275cm" fo:padding-right="0.275cm"/>
    </style:style>
    <style:style style:name="gr11" style:family="graphic" style:parent-style-name="standard">
      <style:graphic-properties draw:fill="solid" draw:fill-color="#ff420e" draw:textarea-horizontal-align="justify" draw:textarea-vertical-align="middle" draw:auto-grow-height="false" fo:min-height="1.782cm" fo:min-width="2.294cm"/>
    </style:style>
    <style:style style:name="gr12" style:family="graphic" style:parent-style-name="objectwithoutfill">
      <style:graphic-properties draw:marker-end="Arrow" draw:marker-end-width="0.3cm" draw:fill="none"/>
    </style:style>
    <style:style style:name="gr13" style:family="graphic" style:parent-style-name="objectwithoutfill">
      <style:graphic-properties svg:stroke-width="0.05cm" draw:marker-start-width="0.278cm" draw:marker-end="Arrow" draw:marker-end-width="0.278cm" draw:fill="none" draw:textarea-vertical-align="middle" fo:padding-top="0.15cm" fo:padding-bottom="0.533cm" fo:padding-left="0.275cm" fo:padding-right="0.275cm" draw:shadow-offset-x="0.203cm" draw:shadow-offset-y="0.203cm"/>
    </style:style>
    <style:style style:name="gr14" style:family="graphic" style:parent-style-name="standard">
      <style:graphic-properties draw:fill="solid" draw:fill-color="#ccff99" draw:textarea-horizontal-align="justify" draw:textarea-vertical-align="middle" draw:auto-grow-height="false" fo:min-height="1.782cm" fo:min-width="2.548cm"/>
    </style:style>
    <style:style style:name="gr15" style:family="graphic" style:parent-style-name="standard">
      <style:graphic-properties draw:fill="solid" draw:fill-color="#ff950e" draw:textarea-horizontal-align="justify" draw:textarea-vertical-align="middle" draw:auto-grow-height="false" fo:min-height="1.782cm" fo:min-width="2.548cm"/>
    </style:style>
    <style:style style:name="gr16" style:family="graphic" style:parent-style-name="objectwithoutfill">
      <style:graphic-properties svg:stroke-width="0.05cm" draw:marker-start-width="0.275cm" draw:marker-end="Arrow" draw:marker-end-width="0.278cm" draw:fill="non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draw:marker-start-width="0.275cm" draw:marker-end="Arrow" draw:marker-end-width="0.278cm" draw:fill="none" draw:textarea-vertical-align="middle" fo:padding-top="0.15cm" fo:padding-bottom="0.533cm" fo:padding-left="0.275cm" fo:padding-right="0.275cm"/>
    </style:style>
    <style:style style:name="gr18" style:family="graphic" style:parent-style-name="objectwithoutfill">
      <style:graphic-properties svg:stroke-width="0.05cm" draw:marker-start-width="0.275cm" draw:marker-end="Arrow" draw:marker-end-width="0.278cm" draw:fill="none" draw:textarea-vertical-align="middle" fo:padding-top="0.15cm" fo:padding-bottom="0.533cm" fo:padding-left="0.025cm" fo:padding-right="0.275cm"/>
    </style:style>
    <style:style style:name="gr19" style:family="graphic" style:parent-style-name="objectwithoutfill">
      <style:graphic-properties svg:stroke-width="0.05cm" draw:marker-start="Arrow" draw:marker-start-width="0.278cm" draw:marker-end="Arrow" draw:marker-end-width="0.278cm" draw:fill="none" fo:padding-top="0.15cm" fo:padding-bottom="0.15cm" fo:padding-left="0.275cm" fo:padding-right="0.275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21" style:family="graphic" style:parent-style-name="objectwithoutfill">
      <style:graphic-properties svg:stroke-width="0.05cm" draw:marker-start="Arrow" draw:marker-start-width="0.275cm" draw:marker-end="Arrow" draw:marker-end-width="0.278cm" draw:fill="none" fo:padding-top="0.15cm" fo:padding-bottom="0.15cm" fo:padding-left="0.275cm" fo:padding-right="0.275cm"/>
    </style:style>
    <style:style style:name="gr22" style:family="graphic" style:parent-style-name="standard">
      <style:graphic-properties draw:fill="solid" draw:fill-color="#ccff99" draw:textarea-horizontal-align="justify" draw:textarea-vertical-align="middle" draw:auto-grow-height="false" fo:min-height="0.3cm" fo:min-width="0.05cm" draw:shadow="hidden"/>
    </style:style>
    <style:style style:name="gr23" style:family="graphic" style:parent-style-name="standard">
      <style:graphic-properties draw:textarea-horizontal-align="justify" draw:textarea-vertical-align="middle" draw:auto-grow-height="false" fo:min-height="0.3cm" fo:min-width="0.05cm" draw:shadow="hidden"/>
    </style:style>
    <style:style style:name="gr24" style:family="graphic" style:parent-style-name="standard">
      <style:graphic-properties draw:fill="solid" draw:fill-color="#ff9900" draw:textarea-horizontal-align="justify" draw:textarea-vertical-align="middle" draw:auto-grow-height="false" fo:min-height="0.3cm" fo:min-width="0.05cm" draw:shadow="hidden"/>
    </style:style>
    <style:style style:name="gr25" style:family="graphic" style:parent-style-name="standard">
      <style:graphic-properties draw:fill="solid" draw:fill-color="#ff420e" draw:textarea-horizontal-align="justify" draw:textarea-vertical-align="middle" draw:auto-grow-height="false" fo:min-height="0.3cm" fo:min-width="0.05cm" draw:shadow="hidden"/>
    </style:style>
    <style:style style:name="gr26" style:family="graphic" style:parent-style-name="objectwithoutfill">
      <style:graphic-properties draw:stroke="none" draw:fill="none" fo:min-height="0.319cm"/>
    </style:style>
    <style:style style:name="gr27" style:family="graphic" style:parent-style-name="objectwithoutfill">
      <style:graphic-properties draw:stroke="none" draw:fill="none" fo:min-height="0.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8pt" style:font-size-asian="10pt" style:font-size-complex="10pt"/>
    </style:style>
    <style:style style:name="P4" style:family="paragraph">
      <style:paragraph-properties fo:text-align="center"/>
      <style:text-properties fo:font-size="8pt" style:font-size-asian="9pt" style:font-size-complex="9pt"/>
    </style:style>
    <style:style style:name="P5" style:family="paragraph">
      <loext:graphic-properties draw:fill="solid" draw:fill-color="#000000"/>
      <style:paragraph-properties fo:text-align="center"/>
      <style:text-properties fo:font-size="8pt"/>
    </style:style>
    <style:style style:name="P6" style:family="paragraph">
      <style:paragraph-properties fo:text-align="center"/>
      <style:text-properties fo:font-size="8pt"/>
    </style:style>
    <style:style style:name="P7" style:family="paragraph">
      <loext:graphic-properties draw:fill="solid" draw:fill-color="#ff420e"/>
      <style:paragraph-properties fo:text-align="center"/>
      <style:text-properties fo:font-size="8pt" style:font-size-asian="9pt" style:font-size-complex="9pt"/>
    </style:style>
    <style:style style:name="P8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9" style:family="paragraph">
      <loext:graphic-properties draw:fill="solid" draw:fill-color="#ccff99"/>
      <style:paragraph-properties fo:text-align="center"/>
      <style:text-properties fo:font-size="8pt" style:font-size-asian="9pt" style:font-size-complex="9pt"/>
    </style:style>
    <style:style style:name="P10" style:family="paragraph">
      <loext:graphic-properties draw:fill="solid" draw:fill-color="#ff950e"/>
      <style:paragraph-properties fo:text-align="center"/>
      <style:text-properties fo:font-size="8pt" style:font-size-asian="9pt" style:font-size-complex="9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8pt"/>
    </style:style>
    <style:style style:name="P13" style:family="paragraph">
      <loext:graphic-properties draw:fill="solid" draw:fill-color="#ccff99"/>
      <style:paragraph-properties fo:text-align="center"/>
    </style:style>
    <style:style style:name="P14" style:family="paragraph">
      <loext:graphic-properties draw:fill="solid" draw:fill-color="#ff9900"/>
      <style:paragraph-properties fo:text-align="center"/>
    </style:style>
    <style:style style:name="P15" style:family="paragraph">
      <loext:graphic-properties draw:fill="solid" draw:fill-color="#ff420e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</style:style>
    <style:style style:name="T1" style:family="text">
      <style:text-properties fo:font-size="8pt" fo:font-weight="bold" style:font-size-asian="10pt" style:font-weight-asian="bold" style:font-size-complex="10pt" style:font-weight-complex="bold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8pt" style:font-size-asian="18pt" style:font-size-complex="18pt"/>
    </style:style>
    <style:style style:name="T4" style:family="text">
      <style:text-properties fo:font-size="8pt" fo:font-weight="bold" style:font-size-asian="9pt" style:font-weight-asian="bold" style:font-size-complex="9pt" style:font-weight-complex="bold"/>
    </style:style>
    <style:style style:name="T5" style:family="text">
      <style:text-properties fo:font-size="8pt" style:font-size-asian="9pt" style:font-size-complex="9pt"/>
    </style:style>
    <style:style style:name="T6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3.556cm" svg:height="13.716cm" svg:x="10.66cm" svg:y="3.794cm">
          <draw:glue-point draw:id="4" svg:x="5.002cm" svg:y="-4.629cm"/>
          <draw:glue-point draw:id="5" svg:x="5.002cm" svg:y="-4.259cm"/>
          <draw:glue-point draw:id="6" svg:x="5.002cm" svg:y="-3.888cm"/>
          <draw:glue-point draw:id="7" svg:x="5.002cm" svg:y="-2.777cm"/>
          <draw:glue-point draw:id="8" svg:x="5.002cm" svg:y="-2.407cm"/>
          <draw:glue-point draw:id="9" svg:x="5.002cm" svg:y="-2.037cm"/>
          <draw:glue-point draw:id="10" svg:x="5.002cm" svg:y="-0.925cm"/>
          <draw:glue-point draw:id="11" svg:x="5.002cm" svg:y="-0.555cm"/>
          <draw:glue-point draw:id="12" svg:x="5.002cm" svg:y="-0.185cm"/>
          <draw:glue-point draw:id="13" svg:x="5.002cm" svg:y="0.925cm"/>
          <draw:glue-point draw:id="14" svg:x="5.002cm" svg:y="1.296cm"/>
          <draw:glue-point draw:id="15" svg:x="5.002cm" svg:y="1.666cm"/>
          <draw:glue-point draw:id="16" svg:x="5cm" svg:y="4.622cm"/>
          <draw:glue-point draw:id="17" svg:x="-5cm" svg:y="-4.629cm"/>
          <draw:glue-point draw:id="18" svg:x="-5cm" svg:y="-4.259cm"/>
          <draw:glue-point draw:id="19" svg:x="-5cm" svg:y="-3.888cm"/>
          <draw:glue-point draw:id="20" svg:x="-5cm" svg:y="-2.777cm"/>
          <draw:glue-point draw:id="21" svg:x="-5cm" svg:y="-2.407cm"/>
          <draw:glue-point draw:id="22" svg:x="-5cm" svg:y="-2.037cm"/>
          <draw:glue-point draw:id="23" svg:x="-5cm" svg:y="-0.925cm"/>
          <draw:glue-point draw:id="24" svg:x="-5cm" svg:y="-0.555cm"/>
          <draw:glue-point draw:id="25" svg:x="-5cm" svg:y="-0.185cm"/>
          <draw:glue-point draw:id="26" svg:x="-5cm" svg:y="0.74cm"/>
          <draw:glue-point draw:id="27" svg:x="-5cm" svg:y="1.111cm"/>
          <draw:glue-point draw:id="28" svg:x="-5cm" svg:y="1.481cm"/>
          <draw:glue-point draw:id="29" svg:x="-5cm" svg:y="1.851cm"/>
          <draw:glue-point draw:id="30" svg:x="4.977cm" svg:y="2.777cm"/>
          <draw:glue-point draw:id="31" svg:x="4.977cm" svg:y="3.148cm"/>
          <draw:glue-point draw:id="32" svg:x="4.977cm" svg:y="3.518cm"/>
          <draw:glue-point draw:id="33" svg:x="-5.002cm" svg:y="2.777cm"/>
          <draw:glue-point draw:id="34" svg:x="-5.002cm" svg:y="3.148cm"/>
          <draw:glue-point draw:id="35" svg:x="-5.002cm" svg:y="3.518cm"/>
          <text:p text:style-name="P1"><text:span text:style-name="T1">ATMEGA2560-16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" draw:id="id8" draw:layer="layout" svg:width="1.778cm" svg:height="1.016cm" svg:x="2.27cm" svg:y="4.302cm">
          <text:p text:style-name="P1"><text:span text:style-name="T2">US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048cm" svg:height="2.032cm" svg:x="16.502cm" svg:y="3.79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RTC</text:span></text:p>
          <text:p text:style-name="P1"><text:span text:style-name="T2"/></text:p>
          <text:p text:style-name="P1"><text:span text:style-name="T1">DS3231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" draw:id="id1">
          <draw:custom-shape draw:style-name="gr4" draw:text-style-name="P5" draw:layer="layout" svg:width="0.127cm" svg:height="0.726cm" svg:x="25.384cm" svg:y="12.829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016cm" svg:height="0.381cm" draw:transform="rotate (-1.5707963267949) translate (25.892cm 12.684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 xml:id="id3" draw:id="id3">
          <draw:custom-shape draw:style-name="gr6" draw:text-style-name="P5" draw:layer="layout" svg:width="0.126cm" svg:height="0.728cm" svg:x="25.384cm" svg:y="11.30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.016cm" svg:height="0.382cm" draw:transform="rotate (-1.5707963267949) translate (25.892cm 11.16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7" draw:text-style-name="P6" draw:layer="layout" svg:x1="25.384cm" svg:y1="13.192cm" svg:x2="24.368cm" svg:y2="13.192cm" draw:start-shape="id1" draw:start-glue-point="3" draw:end-shape="id2" draw:end-glue-point="7" svg:d="M25384 13192h-1016" svg:viewBox="0 0 1017 1">
          <text:p/>
        </draw:connector>
        <draw:connector draw:style-name="gr7" draw:text-style-name="P6" draw:layer="layout" svg:x1="25.384cm" svg:y1="11.668cm" svg:x2="24.368cm" svg:y2="11.668cm" draw:start-shape="id3" draw:start-glue-point="3" draw:end-shape="id2" draw:end-glue-point="6" svg:d="M25384 11668h-1016" svg:viewBox="0 0 1017 1">
          <text:p/>
        </draw:connector>
        <draw:custom-shape draw:style-name="gr3" draw:text-style-name="P4" draw:layer="layout" svg:width="3.048cm" svg:height="2.032cm" svg:x="16.502cm" svg:y="6.33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SD 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" draw:id="id4" draw:layer="layout" svg:width="3.048cm" svg:height="2.032cm" svg:x="16.502cm" svg:y="11.414cm">
          <draw:glue-point draw:id="4" svg:x="-5cm" svg:y="-2.5cm"/>
          <draw:glue-point draw:id="5" svg:x="-5cm" svg:y="2.5cm"/>
          <draw:glue-point draw:id="6" svg:x="5.003cm" svg:y="-1.25cm"/>
          <draw:glue-point draw:id="7" svg:x="5.003cm" svg:y="1.25cm"/>
          <text:p text:style-name="P1"><text:span text:style-name="T2">MP3 Decoder</text:span></text:p>
          <text:p text:style-name="P1"><text:span text:style-name="T2"/></text:p>
          <text:p text:style-name="P1"><text:span text:style-name="T1">VS1053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.503cm" svg:y1="7.361cm" svg:x2="14.217cm" svg:y2="7.362cm" svg:d="M16503 7361l-2286 1" svg:viewBox="0 0 2287 2">
          <text:p text:style-name="P1"><text:span text:style-name="T3">SPI (4)</text:span></text:p>
        </draw:connector>
        <draw:connector draw:style-name="gr9" draw:text-style-name="P8" draw:layer="layout" draw:type="line" svg:x1="14.216cm" svg:y1="4.314cm" svg:x2="16.502cm" svg:y2="4.313cm" svg:d="M14216 4314l2286-1" svg:viewBox="0 0 2287 2">
          <text:p text:style-name="P1"><text:span text:style-name="T3">SPI (4)</text:span></text:p>
        </draw:connector>
        <draw:connector draw:style-name="gr10" draw:text-style-name="P8" draw:layer="layout" draw:type="line" svg:x1="16.502cm" svg:y1="5.329cm" svg:x2="14.216cm" svg:y2="5.331cm" svg:d="M16502 5329l-2286 2" svg:viewBox="0 0 2287 3">
          <text:p text:style-name="P1"><text:span text:style-name="T3">INT</text:span></text:p>
        </draw:connector>
        <draw:custom-shape draw:style-name="gr11" draw:text-style-name="P7" xml:id="id2" draw:id="id2" draw:layer="layout" svg:width="2.794cm" svg:height="2.032cm" svg:x="21.574cm" svg:y="11.414cm">
          <draw:glue-point draw:id="4" svg:x="-5.003cm" svg:y="-3.75cm"/>
          <draw:glue-point draw:id="5" svg:x="-5.003cm" svg:y="3.75cm"/>
          <draw:glue-point draw:id="6" svg:x="5.003cm" svg:y="-3.75cm"/>
          <draw:glue-point draw:id="7" svg:x="5.003cm" svg:y="3.75cm"/>
          <draw:glue-point draw:id="8" svg:x="-5.003cm" svg:y="-1.25cm"/>
          <draw:glue-point draw:id="9" svg:x="-5.003cm" svg:y="1.25cm"/>
          <text:p text:style-name="P1"><text:span text:style-name="T2">Stereo amplifier</text:span></text:p>
          <text:p text:style-name="P1"><text:span text:style-name="T2"/></text:p>
          <text:p text:style-name="P1"><text:span text:style-name="T1">TPA2016D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8" draw:layer="layout" draw:type="line" svg:x1="19.55cm" svg:y1="9.89cm" svg:x2="19.55cm" svg:y2="9.89cm" svg:d="M19550 9890z" svg:viewBox="0 0 1 1">
          <text:p/>
        </draw:connector>
        <draw:connector draw:style-name="gr9" draw:text-style-name="P8" draw:layer="layout" svg:x1="14.217cm" svg:y1="11.931cm" svg:x2="16.503cm" svg:y2="11.933cm" svg:d="M14217 11931h1143v2h1143" svg:viewBox="0 0 2287 3">
          <text:p text:style-name="P1"><text:span text:style-name="T3">SPI (4)</text:span></text:p>
        </draw:connector>
        <draw:connector draw:style-name="gr10" draw:text-style-name="P8" draw:layer="layout" draw:type="line" svg:x1="16.503cm" svg:y1="12.441cm" svg:x2="14.217cm" svg:y2="12.44cm" svg:d="M16503 12441l-2286-1" svg:viewBox="0 0 2287 2">
          <text:p text:style-name="P1"><text:span text:style-name="T3">REQ</text:span></text:p>
        </draw:connector>
        <draw:connector draw:style-name="gr13" draw:text-style-name="P8" draw:layer="layout" svg:x1="14.217cm" svg:y1="12.948cm" svg:x2="16.503cm" svg:y2="12.949cm" svg:d="M14217 12948h1143v1h1143" svg:viewBox="0 0 2287 2">
          <text:p text:style-name="P1"><text:span text:style-name="T3">XDCS</text:span></text:p>
        </draw:connector>
        <draw:custom-shape draw:style-name="gr3" draw:text-style-name="P4" xml:id="id9" draw:id="id9" draw:layer="layout" svg:width="3.048cm" svg:height="2.032cm" svg:x="5.318cm" svg:y="3.79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USB → Serial</text:span></text:p>
          <text:p text:style-name="P1"><text:span text:style-name="T2"/></text:p>
          <text:p text:style-name="P1"><text:span text:style-name="T1">ATMEGA8U2-M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xml:id="id10" draw:id="id10" draw:layer="layout" svg:width="3.048cm" svg:height="2.032cm" svg:x="5.318cm" svg:y="6.33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LCD Display</text:span></text:p>
          <text:p text:style-name="P1"><text:span text:style-name="T2"/></text:p>
          <text:p text:style-name="P1"><text:span text:style-name="T4">ER-OLED1602-4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7" draw:id="id7" draw:layer="layout" svg:width="3.048cm" svg:height="2.032cm" svg:x="5.318cm" svg:y="8.874cm"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text:p text:style-name="P1"><text:span text:style-name="T2">Touch keypad</text:span></text:p>
          <text:p text:style-name="P1"><text:span text:style-name="T5"/></text:p>
          <text:p text:style-name="P1"><text:span text:style-name="T4">AT42QT10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" draw:id="id5" draw:layer="layout" svg:width="3.048cm" svg:height="2.032cm" svg:x="5.326cm" svg:y="11.414cm">
          <draw:glue-point draw:id="4" svg:x="-5cm" svg:y="-2.5cm"/>
          <draw:glue-point draw:id="5" svg:x="-5cm" svg:y="2.5cm"/>
          <draw:glue-point draw:id="6" svg:x="5cm" svg:y="-3.75cm"/>
          <draw:glue-point draw:id="7" svg:x="5cm" svg:y="1.25cm"/>
          <draw:glue-point draw:id="8" svg:x="5cm" svg:y="-1.25cm"/>
          <draw:glue-point draw:id="9" svg:x="5cm" svg:y="3.75cm"/>
          <text:p text:style-name="P1"><text:span text:style-name="T2">WIFI Module</text:span></text:p>
          <text:p text:style-name="P1"><text:span text:style-name="T5"/></text:p>
          <text:p text:style-name="P1"><text:span text:style-name="T4">ATWINC1500-MR2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8" draw:layer="layout" svg:x1="19.55cm" svg:y1="12.176cm" svg:x2="21.574cm" svg:y2="12.176cm" draw:start-shape="id4" draw:start-glue-point="6" draw:end-shape="id2" draw:end-glue-point="8" svg:d="M19550 12176h2024" svg:viewBox="0 0 2025 1">
          <text:p/>
        </draw:connector>
        <draw:connector draw:style-name="gr16" draw:text-style-name="P8" draw:layer="layout" svg:x1="19.55cm" svg:y1="12.684cm" svg:x2="21.574cm" svg:y2="12.684cm" draw:start-shape="id4" draw:start-glue-point="7" draw:end-shape="id2" draw:end-glue-point="9" svg:d="M19550 12684h2024" svg:viewBox="0 0 2025 1">
          <text:p/>
        </draw:connector>
        <draw:connector draw:style-name="gr9" draw:text-style-name="P8" draw:layer="layout" svg:x1="8.374cm" svg:y1="11.668cm" svg:x2="10.66cm" svg:y2="11.666cm" draw:start-shape="id5" draw:start-glue-point="6" draw:end-shape="id6" draw:end-glue-point="26" svg:d="M8374 11668h1143v-2h1143" svg:viewBox="0 0 2287 3">
          <text:p text:style-name="P1"><text:span text:style-name="T3">SPI (4)</text:span></text:p>
        </draw:connector>
        <draw:connector draw:style-name="gr17" draw:text-style-name="P8" draw:layer="layout" svg:x1="8.374cm" svg:y1="12.176cm" svg:x2="10.66cm" svg:y2="12.175cm" draw:start-shape="id5" draw:start-glue-point="8" draw:end-shape="id6" draw:end-glue-point="27" svg:d="M8374 12176h1143v-1h1143" svg:viewBox="0 0 2287 2">
          <text:p text:style-name="P1"><text:span text:style-name="T3">INT</text:span></text:p>
        </draw:connector>
        <draw:connector draw:style-name="gr18" draw:text-style-name="P8" draw:layer="layout" svg:x1="10.66cm" svg:y1="12.683cm" svg:x2="8.374cm" svg:y2="12.684cm" draw:start-shape="id6" draw:start-glue-point="28" draw:end-shape="id5" draw:end-glue-point="7" svg:d="M10660 12683h-1143v1h-1143" svg:viewBox="0 0 2287 2">
          <text:p text:style-name="P1"><text:span text:style-name="T3">WAKE</text:span></text:p>
        </draw:connector>
        <draw:connector draw:style-name="gr17" draw:text-style-name="P8" draw:layer="layout" svg:x1="10.652cm" svg:y1="13.19cm" svg:x2="8.366cm" svg:y2="13.192cm" svg:d="M10652 13190h-1143v2h-1143" svg:viewBox="0 0 2287 3">
          <text:p text:style-name="P1"><text:span text:style-name="T3">CHIP_EN</text:span></text:p>
        </draw:connector>
        <draw:connector draw:style-name="gr9" draw:text-style-name="P8" draw:layer="layout" draw:type="line" svg:x1="8.366cm" svg:y1="9.382cm" svg:x2="10.66cm" svg:y2="9.384cm" draw:start-shape="id7" draw:start-glue-point="6" draw:end-shape="id6" draw:end-glue-point="23" svg:d="M8366 9382l2294 2" svg:viewBox="0 0 2295 3">
          <text:p text:style-name="P1"><text:span text:style-name="T3">I2C (2)</text:span></text:p>
        </draw:connector>
        <draw:connector draw:style-name="gr17" draw:text-style-name="P8" draw:layer="layout" svg:x1="8.366cm" svg:y1="10.398cm" svg:x2="10.66cm" svg:y2="10.399cm" draw:start-shape="id7" draw:start-glue-point="7" draw:end-shape="id6" draw:end-glue-point="25" svg:d="M8366 10398h1147v1h1147" svg:viewBox="0 0 2295 2">
          <text:p text:style-name="P1"><text:span text:style-name="T3">INT</text:span></text:p>
        </draw:connector>
        <draw:custom-shape draw:style-name="gr14" draw:text-style-name="P9" draw:layer="layout" svg:width="3.048cm" svg:height="2.032cm" svg:x="16.502cm" svg:y="13.954cm">
          <draw:glue-point draw:id="4" svg:x="-5cm" svg:y="-2.5cm"/>
          <draw:glue-point draw:id="5" svg:x="-5cm" svg:y="2.5cm"/>
          <draw:glue-point draw:id="6" svg:x="5.003cm" svg:y="-1.25cm"/>
          <draw:glue-point draw:id="7" svg:x="5.003cm" svg:y="1.25cm"/>
          <text:p text:style-name="P1"><text:span text:style-name="T2">Light sensor</text:span></text:p>
          <text:p text:style-name="P1"><text:span text:style-name="T2"/></text:p>
          <text:p text:style-name="P1"><text:span text:style-name="T1">TLS25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3.048cm" svg:height="2.032cm" svg:x="5.318cm" svg:y="13.954cm">
          <draw:glue-point draw:id="4" svg:x="-5cm" svg:y="-2.5cm"/>
          <draw:glue-point draw:id="5" svg:x="-5cm" svg:y="2.5cm"/>
          <draw:glue-point draw:id="6" svg:x="5.003cm" svg:y="-1.25cm"/>
          <draw:glue-point draw:id="7" svg:x="5.003cm" svg:y="1.25cm"/>
          <text:p text:style-name="P1"><text:span text:style-name="T2">7 Seg Display</text:span></text:p>
          <text:p text:style-name="P1"><text:span text:style-name="T2"/></text:p>
          <text:p text:style-name="P1"><text:span text:style-name="T1">34 x WS2812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8" draw:layer="layout" draw:type="line" svg:x1="4.048cm" svg:y1="4.81cm" svg:x2="5.318cm" svg:y2="4.81cm" draw:start-shape="id8" draw:start-glue-point="1" draw:end-shape="id9" svg:d="M4048 4810h1270" svg:viewBox="0 0 1271 1">
          <text:p/>
        </draw:connector>
        <draw:connector draw:style-name="gr17" draw:text-style-name="P8" draw:layer="layout" draw:type="lines" svg:x1="10.652cm" svg:y1="14.969cm" svg:x2="8.358cm" svg:y2="14.97cm" svg:d="M10652 14969l-2294 1" svg:viewBox="0 0 2295 2">
          <text:p text:style-name="P1"><text:span text:style-name="T3">DIN</text:span></text:p>
        </draw:connector>
        <draw:connector draw:style-name="gr9" draw:text-style-name="P8" draw:layer="layout" draw:type="line" svg:x1="14.199cm" svg:y1="14.462cm" svg:x2="16.494cm" svg:y2="14.463cm" svg:d="M14199 14462l2295 1" svg:viewBox="0 0 2296 2">
          <text:p text:style-name="P1"><text:span text:style-name="T3">I2C (2)</text:span></text:p>
        </draw:connector>
        <draw:connector draw:style-name="gr20" draw:text-style-name="P11" draw:layer="layout" svg:x1="8.366cm" svg:y1="7.35cm" svg:x2="8.366cm" svg:y2="7.35cm" draw:start-shape="id10" draw:start-glue-point="1" draw:end-shape="id10" draw:end-glue-point="1" svg:d="M8366 7350z" svg:viewBox="0 0 1 1">
          <text:p/>
        </draw:connector>
        <draw:connector draw:style-name="gr9" draw:text-style-name="P12" draw:layer="layout" svg:x1="8.366cm" svg:y1="6.842cm" svg:x2="10.66cm" svg:y2="6.844cm" draw:start-shape="id10" draw:start-glue-point="6" draw:end-shape="id6" draw:end-glue-point="20" svg:d="M8366 6842h1147v2h1147" svg:viewBox="0 0 2295 3">
          <text:p text:style-name="P1"><text:span text:style-name="T6">I2C (2)</text:span></text:p>
        </draw:connector>
        <draw:connector draw:style-name="gr17" draw:text-style-name="P12" draw:layer="layout" svg:x1="10.66cm" svg:y1="7.859cm" svg:x2="8.366cm" svg:y2="7.858cm" draw:start-shape="id6" draw:start-glue-point="22" draw:end-shape="id10" draw:end-glue-point="7" svg:d="M10660 7859h-1147v-1h-1147" svg:viewBox="0 0 2295 2">
          <text:p text:style-name="P1"><text:span text:style-name="T6">RESET</text:span></text:p>
        </draw:connector>
        <draw:connector draw:style-name="gr21" draw:text-style-name="P8" draw:layer="layout" draw:line-skew="1.533cm" svg:x1="14.208cm" svg:y1="16.991cm" svg:x2="22.971cm" svg:y2="13.446cm" draw:end-shape="id2" draw:end-glue-point="2" svg:d="M14208 16991v11h8763v-3556" svg:viewBox="0 0 8764 3557">
          <text:p text:style-name="P1"><text:span text:style-name="T3">I2C (2)</text:span></text:p>
        </draw:connector>
        <draw:connector draw:style-name="gr17" draw:text-style-name="P8" draw:layer="layout" svg:x1="8.366cm" svg:y1="4.302cm" svg:x2="10.66cm" svg:y2="4.303cm" draw:start-shape="id9" draw:start-glue-point="6" draw:end-shape="id6" draw:end-glue-point="17" svg:d="M8366 4302h1147v1h1147" svg:viewBox="0 0 2295 2">
          <text:p text:style-name="P1"><text:span text:style-name="T3">RX</text:span></text:p>
        </draw:connector>
        <draw:connector draw:style-name="gr17" draw:text-style-name="P8" draw:layer="layout" draw:line-skew="0.123cm" svg:x1="8.366cm" svg:y1="5.318cm" svg:x2="10.66cm" svg:y2="5.32cm" draw:start-shape="id9" draw:start-glue-point="7" draw:end-shape="id6" draw:end-glue-point="19" svg:d="M8366 5318h1270v2h1024" svg:viewBox="0 0 2295 3">
          <text:p text:style-name="P1"><text:span text:style-name="T3">RESET</text:span></text:p>
        </draw:connector>
        <draw:connector draw:style-name="gr17" draw:text-style-name="P8" draw:layer="layout" svg:x1="10.66cm" svg:y1="4.811cm" svg:x2="8.366cm" svg:y2="4.81cm" draw:start-shape="id6" draw:start-glue-point="18" draw:end-shape="id9" draw:end-glue-point="1" svg:d="M10660 4811h-1147v-1h-1147" svg:viewBox="0 0 2295 2">
          <text:p text:style-name="P1"><text:span text:style-name="T3">TX</text:span></text:p>
        </draw:connector>
        <draw:connector draw:style-name="gr17" draw:text-style-name="P12" draw:layer="layout" svg:x1="10.652cm" svg:y1="7.35cm" svg:x2="8.358cm" svg:y2="7.349cm" svg:d="M10652 7350h-1147v-1h-1147" svg:viewBox="0 0 2295 2">
          <text:p text:style-name="P1"><text:span text:style-name="T6">VCC_EN</text:span></text:p>
        </draw:connector>
        <draw:custom-shape draw:style-name="gr22" draw:text-style-name="P13" draw:layer="layout" svg:width="0.55cm" svg:height="0.55cm" svg:x="21.468cm" svg:y="5.96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55cm" svg:height="0.55cm" svg:x="21.468cm" svg:y="4.33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0.55cm" svg:height="0.55cm" svg:x="21.468cm" svg:y="5.1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55cm" svg:height="0.55cm" svg:x="21.468cm" svg:y="6.79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3.662cm" svg:height="0.569cm" svg:x="21.976cm" svg:y="4.324cm">
          <draw:text-box>
            <text:p text:style-name="P16"><text:span text:style-name="T3">Motherboard</text:span></text:p>
          </draw:text-box>
        </draw:frame>
        <draw:frame draw:style-name="gr27" draw:text-style-name="P17" draw:layer="layout" svg:width="3.556cm" svg:height="0.57cm" svg:x="21.976cm" svg:y="5.156cm">
          <draw:text-box>
            <text:p text:style-name="P16"><text:span text:style-name="T3">Display</text:span></text:p>
          </draw:text-box>
        </draw:frame>
        <draw:frame draw:style-name="gr27" draw:text-style-name="P17" draw:layer="layout" svg:width="3.66cm" svg:height="0.57cm" svg:x="21.976cm" svg:y="5.959cm">
          <draw:text-box>
            <text:p text:style-name="P16"><text:span text:style-name="T3">Front panel</text:span></text:p>
          </draw:text-box>
        </draw:frame>
        <draw:frame draw:style-name="gr27" draw:text-style-name="P17" draw:layer="layout" svg:width="3.66cm" svg:height="0.57cm" svg:x="21.976cm" svg:y="6.78cm">
          <draw:text-box>
            <text:p text:style-name="P16"><text:span text:style-name="T3">Daughterboard</text:span></text:p>
          </draw:text-box>
        </draw:frame>
        <draw:connector draw:style-name="gr10" draw:text-style-name="P8" draw:layer="layout" draw:type="line" svg:x1="16.494cm" svg:y1="15.476cm" svg:x2="14.208cm" svg:y2="15.478cm" svg:d="M16494 15476l-2286 2" svg:viewBox="0 0 2287 3">
          <text:p text:style-name="P1"><text:span text:style-name="T3">INT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ed_20__28_var_29__20_4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 draw:textarea-vertical-align="bottom" draw:measure-align="inside" draw:measure-vertical-align="abov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solid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solid"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solid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objectwitharrow">
      <style:graphic-properties draw:stroke="solid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4T13:22:44.825508943</meta:creation-date>
    <dc:date>2018-09-18T22:53:23.304782424</dc:date>
    <meta:editing-duration>P1DT17H53M53S</meta:editing-duration>
    <meta:editing-cycles>33</meta:editing-cycles>
    <meta:generator>LibreOffice/5.4.6.2$Linux_X86_64 LibreOffice_project/40m0$Build-2</meta:generator>
    <meta:document-statistic meta:object-count="55"/>
  </office:meta>
</office:document-meta>
</file>